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9B1E74727BCAE5FA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593" officeooo:paragraph-rsid="0013e593"/>
    </style:style>
    <style:style style:name="P2" style:family="paragraph" style:parent-style-name="Standard">
      <style:text-properties officeooo:rsid="0014ad2e" officeooo:paragraph-rsid="0014ad2e"/>
    </style:style>
    <style:style style:name="P3" style:family="paragraph" style:parent-style-name="Subtitle">
      <style:paragraph-properties fo:text-align="start" style:justify-single-word="false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bstantiv</text:p>
      <text:p text:style-name="P1"/>
      <text:p text:style-name="P1"/>
      <text:p text:style-name="P1"><draw:frame draw:style-name="fr1" draw:name="Image1" text:anchor-type="char" svg:width="6.6929in" svg:height="5.5799in" draw:z-index="0"><draw:image xlink:href="Pictures/10000201000003200000029B1E74727BCAE5FA2B.png" xlink:type="simple" xlink:show="embed" xlink:actuate="onLoad" loext:mime-type="image/png"/></draw:frame></text:p>
      <text:p text:style-name="P1"/>
      <text:p text:style-name="P2">Hej du gla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07:21:46.196099166</meta:creation-date>
    <dc:date>2022-11-04T07:25:26.765417787</dc:date>
    <meta:editing-duration>PT3M39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2" meta:word-count="4" meta:character-count="22" meta:non-whitespace-character-count="20"/>
  </office:meta>
</office:document-meta>
</file>